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cccc99" fo:background-color="transparent"/>
    </style:style>
    <style:style style:name="P2" style:family="paragraph" style:parent-style-name="Code">
      <style:paragraph-properties fo:margin-left="0.4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Intro<text:tab/>2</text:p>
          <text:p text:style-name="P4">1.1Preparation Host<text:tab/>2</text:p>
          <text:p text:style-name="P4">1.2get it<text:tab/>2</text:p>
          <text:p text:style-name="P3">2Image prepare<text:tab/>2</text:p>
          <text:p text:style-name="P4">2.1Scripts<text:tab/>2</text:p>
          <text:p text:style-name="P4">2.2Parting<text:tab/>2</text:p>
          <text:p text:style-name="P4">2.3bootline<text:tab/>2</text:p>
          <text:p text:style-name="P4">2.4Extending config.txt<text:tab/>3</text:p>
          <text:p text:style-name="P3">3Creating<text:tab/>3</text:p>
          <text:p text:style-name="P3">4First Install and Update<text:tab/>3</text:p>
          <text:p text:style-name="P3">5Run Tests<text:tab/>4</text:p>
          <text:p text:style-name="P4">5.1Audio Test<text:tab/>4</text:p>
          <text:p text:style-name="P4">5.2Ensemble8<text:tab/>5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3">6Prep 4 X<text:tab/>7</text:p>
          <text:p text:style-name="P3">7Add JRE<text:tab/>7</text:p>
          <text:p text:style-name="P4">7.1Added dirs in ala userland<text:tab/>7</text:p>
          <text:p text:style-name="P4">7.2Files added to userland<text:tab/>7</text:p>
          <text:p text:style-name="P3">8systemd<text:tab/>7</text:p>
          <text:p text:style-name="P3">9Other Linux commands<text:tab/>8</text:p>
          <text:p text:style-name="P4">9.1Default user<text:tab/>8</text:p>
          <text:p text:style-name="P4">9.2Commands<text:tab/>8</text:p>
          <text:p text:style-name="P3">10ToDo<text:tab/>8</text:p>
          <text:p text:style-name="P3">11Links<text:tab/>10</text:p>
          <text:p text:style-name="P4">11.1alarm<text:tab/>10</text:p>
          <text:p text:style-name="P4">11.2OpenJDK<text:tab/>10</text:p>
          <text:p text:style-name="P4">11.3Liberica jre<text:tab/>10</text:p>
          <text:p text:style-name="P4">11.4Azul Zulu<text:tab/>10</text:p>
          <text:p text:style-name="P4">11.5Other<text:tab/>10</text:p>
          <text:p text:style-name="P4">11.6systemd<text:tab/>11</text:p>
          <text:p text:style-name="P4">11.7Hin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Scripts</text:h>
      <text:p text:style-name="Text_20_body"/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<text:soft-page-break/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2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<text:soft-page-break/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p text:style-name="P1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<text:soft-page-break/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<text:soft-page-break/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1" text:outline-level="1">systemd</text:h>
      <text:p text:style-name="Text_20_body">Find out what to do</text:p>
      <text:p text:style-name="Code">systemctl</text:p>
      <text:p text:style-name="Text_20_body">shows too much</text:p>
      <text:p text:style-name="Code">systemd-cgls</text:p>
      <text:p text:style-name="Text_20_body">shows tree</text:p>
      <text:p text:style-name="Code">ps xawf</text:p>
      <text:p text:style-name="Text_20_body">tree processes</text:p>
      <text:p text:style-name="Code">ln -sf /usr/lib/systemd/system/multi-user.target /etc/systemd/system/default.target</text:p>
      <text:p text:style-name="Text_20_body">*</text:p>
      <text:p text:style-name="Code">systemctl get-default</text:p>
      <text:p text:style-name="Text_20_body">Default targets</text:p>
      <text:p text:style-name="Code"><text:soft-page-break/>/etc/systemd/system/default.target</text:p>
      <text:p text:style-name="Code">/usr/lib/systemd/system/default.target</text:p>
      <text:p text:style-name="Text_20_body">install dirs</text:p>
      <text:p text:style-name="Code">journalctl -xe</text:p>
      <text:p text:style-name="Text_20_body">last error</text:p>
      <text:p text:style-name="Text_20_body">the command</text:p>
      <text:p text:style-name="Code">systemctl enable watchmen</text:p>
      <text:p text:style-name="Text_20_body">shows link creation</text:p>
      <text:p text:style-name="Code">Created symlink /etc/systemd/system/multi-user.target.wants/watchmen.service -&gt; /usr/lib/systemd/system/watchmen.service.</text:p>
      <text:p text:style-name="Text_20_body"/>
      <text:h text:style-name="Heading_20_1" text:outline-level="1">Demote Desktop</text:h>
      <text:h text:style-name="Heading_20_2" text:outline-level="2">X2GO</text:h>
      <text:p text:style-name="Code">pacman -S x2goserver</text:p>
      <text:p text:style-name="Text_20_body">Datenbank ist nicht da</text:p>
      <text:p text:style-name="Code">x2godbadmin –createdb</text:p>
      <text:p text:style-name="Text_20_body">LXDE Nachinstallieren</text:p>
      <text:p text:style-name="Code">pacman -S lxde</text:p>
      <text:p text:style-name="Text_20_body">Erfolg: LXDE Verbindung aufbauen über Android x2go Client auf chromebook</text:p>
      <text:p text:style-name="Text_20_body">Publisched Applications</text:p>
      <text:h text:style-name="Heading_20_3" text:outline-level="3">Doc from x2go:</text:h>
      <text:p text:style-name="Text_20_body">Where to control the application menu</text:p>
      <text:p text:style-name="Text_20_body">On the X2Go Server you can control the applications displayed on the Published applications menu by adding, removing or controlling access to the files in /etc/x2go/applications/.</text:p>
      <text:p text:style-name="Text_20_body">:!: Note that this is by default a symlink to /usr/share/applications!</text:p>
      <text:p text:style-name="Text_20_body">You may change the destination of the symlink as you please, or replace it with a directory, if you don't want to mess with the files in /usr/share/applications.</text:p>
      <text:h text:style-name="Heading_20_2" text:outline-level="2">Ohne lxde</text:h>
      <text:p text:style-name="Code">pacman -S x2goserver</text:p>
      <text:p text:style-name="Code">x2godbadmin –createdb</text:p>
      <text:p text:style-name="Code">pacman -S audacity</text:p>
      <text:p text:style-name="Code">pacman -S geany</text:p>
      <text:p text:style-name="Text_20_body">Publisched Applications kopiert:</text:p>
      <text:p text:style-name="Text_20_body">geany läuft; audacity nicht (kein log auffindbar)</text:p>
      <text:h text:style-name="Heading_20_1" text:outline-level="1">Other Linux commands</text:h>
      <text:h text:style-name="Heading_20_2" text:outline-level="2">Default user</text:h>
      <text:p text:style-name="Text_20_body">alarm/alarm</text:p>
      <text:p text:style-name="Text_20_body">root/root</text:p>
      <text:h text:style-name="Heading_20_2" text:outline-level="2"><text:soft-page-break/>Commands</text:h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>No session for pid / error message lxde by systemd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>List of all os</text:p>
      <text:p text:style-name="Text_20_body"><text:a xlink:type="simple" xlink:href="http://os.archlinuxarm.org/os/" text:style-name="Internet_20_link" text:visited-style-name="Visited_20_Internet_20_Link">http://os.archlinuxarm.org/os/</text:a></text:p>
      <text:p text:style-name="P5"/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2" text:outline-level="2">systemd</text:h>
      <text:p text:style-name="Text_20_body"><text:a xlink:type="simple" xlink:href="https://de.wikipedia.org/wiki/Systemd" text:style-name="Internet_20_link" text:visited-style-name="Visited_20_Internet_20_Link">https://de.wikipedia.org/wiki/Systemd</text:a> </text:p>
      <text:p text:style-name="Text_20_body"><text:a xlink:type="simple" xlink:href="https://en.wikipedia.org/wiki/Systemd" text:style-name="Internet_20_link" text:visited-style-name="Visited_20_Internet_20_Link">https://en.wikipedia.org/wiki/Systemd</text:a> </text:p>
      <text:p text:style-name="Text_20_body"><text:a xlink:type="simple" xlink:href="https://www.freedesktop.org/wiki/Software/systemd/" text:style-name="Internet_20_link" text:visited-style-name="Visited_20_Internet_20_Link">https://www.freedesktop.org/wiki/Software/systemd/</text:a> </text:p>
      <text:p text:style-name="Text_20_body">!</text:p>
      <text:p text:style-name="Text_20_body"><text:a xlink:type="simple" xlink:href="https://www.freedesktop.org/wiki/Software/systemd/TipsAndTricks/" text:style-name="Internet_20_link" text:visited-style-name="Visited_20_Internet_20_Link">https://www.freedesktop.org/wiki/Software/systemd/TipsAndTricks/</text:a> </text:p>
      <text:p text:style-name="Text_20_body"><text:a xlink:type="simple" xlink:href="https://wiki.archlinux.org/index.php/systemd" text:style-name="Internet_20_link" text:visited-style-name="Visited_20_Internet_20_Link">https://wiki.archlinux.org/index.php/systemd</text:a> </text:p>
      <text:p text:style-name="Text_20_body"><text:a xlink:type="simple" xlink:href="https://www.freedesktop.org/software/systemd/man/systemd.unit.html" text:style-name="Internet_20_link" text:visited-style-name="Visited_20_Internet_20_Link">https://www.freedesktop.org/software/systemd/man/systemd.unit.html</text:a> </text:p>
      <text:p text:style-name="Text_20_body"/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20-03-28T23:02:00.36</dc:date>
    <meta:editing-duration>P2DT19H40M44S</meta:editing-duration>
    <meta:editing-cycles>115</meta:editing-cycles>
    <meta:generator>OpenOffice/4.1.6$Win32 OpenOffice.org_project/416m1$Build-9790</meta:generator>
    <meta:document-statistic meta:table-count="0" meta:image-count="0" meta:object-count="0" meta:page-count="11" meta:paragraph-count="335" meta:word-count="1332" meta:character-count="9692"/>
  </office:meta>
</office:document-meta>
</file>